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style:font-name="Pudelinka" fo:font-size="42pt" officeooo:rsid="0083597a" officeooo:paragraph-rsid="0083597a" style:font-size-asian="42pt" style:font-size-complex="42pt"/>
    </style:style>
    <style:style style:name="P7" style:family="paragraph" style:parent-style-name="First_20_line_20_indent">
      <style:text-properties style:font-name="Pudelinka" fo:font-size="42pt" officeooo:rsid="0083597a" officeooo:paragraph-rsid="0083597a" style:font-size-asian="42pt" style:font-size-complex="42pt"/>
    </style:style>
    <style:style style:name="P8" style:family="paragraph" style:parent-style-name="First_20_line_20_indent">
      <style:text-properties style:font-name="Times New Roman" fo:font-size="42pt" officeooo:rsid="0083597a" officeooo:paragraph-rsid="0083597a" style:font-size-asian="42pt" style:font-size-complex="42pt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оздравление с рождеством </text:p>
      <text:p text:style-name="P7">КОЛЯДКА </text:p>
      <text:p text:style-name="P7">На небе звезда зажглась ясней,</text:p>
      <text:p text:style-name="P7">Родился Спаситель в Вифлееме.</text:p>
      <text:p text:style-name="P7">Ангелы поют: «Слава Богу Вышнему!» —</text:p>
      <text:p text:style-name="P7"><draw:frame text:anchor-type="paragraph" draw:z-index="0" draw:name="Медиаобъект 1" draw:style-name="gr1" svg:width="11.508cm" svg:height="7.672cm" svg:x="2.166cm" svg:y="4.075cm"><draw:plugin xlink:href="..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Мир, радость и свет пришли к нам в храме!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09:28:26.747623360</meta:creation-date>
    <dc:title>Default</dc:title>
    <meta:editing-cycles>2</meta:editing-cycles>
    <meta:editing-duration>PT43M46S</meta:editing-duration>
    <meta:generator>LibreOffice/7.6.7.2$Linux_X86_64 LibreOffice_project/60$Build-2</meta:generator>
    <dc:date>2025-12-15T10:12:26.080554833</dc:date>
    <meta:document-statistic meta:table-count="1" meta:image-count="0" meta:object-count="0" meta:page-count="1" meta:paragraph-count="16" meta:word-count="50" meta:character-count="257" meta:non-whitespace-character-count="219"/>
  </office:meta>
</office:document-meta>
</file>